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EC954AE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times-title">
      <style:graphic-properties draw:auto-grow-height="true" fo:min-height="3.506cm"/>
    </style:style>
    <style:style style:name="pr2" style:family="presentation" style:parent-style-name="harmaa2-times-outline1">
      <style:graphic-properties draw:auto-grow-height="true" fo:min-height="12.423cm"/>
    </style:style>
    <style:style style:name="pr3" style:family="presentation" style:parent-style-name="harmaa2-times-notes">
      <style:graphic-properties draw:fill-color="#ffffff" draw:auto-grow-height="true" fo:min-height="13.364cm"/>
    </style:style>
    <style:style style:name="pr4" style:family="presentation" style:parent-style-name="harmaa2-times-title">
      <style:graphic-properties fo:min-height="3.506cm"/>
    </style:style>
    <style:style style:name="pr5" style:family="presentation" style:parent-style-name="harmaa2-times-outline1">
      <style:graphic-properties fo:min-height="13.859cm"/>
    </style:style>
    <style:style style:name="pr6" style:family="presentation" style:parent-style-name="harmaa2-times-notes">
      <style:graphic-properties draw:fill-color="#ffffff" fo:min-height="13.364cm"/>
    </style:style>
    <style:style style:name="pr7" style:family="presentation" style:parent-style-name="harmaa2-times-outline1" style:list-style-name="L4">
      <style:graphic-properties draw:auto-grow-height="true" fo:min-height="6.61cm"/>
    </style:style>
    <style:style style:name="pr8" style:family="presentation" style:parent-style-name="harmaa2-times-outline1" style:list-style-name="L5"/>
    <style:style style:name="pr9" style:family="presentation" style:parent-style-name="harmaa2-times-outline1">
      <style:graphic-properties draw:auto-grow-height="true" fo:min-height="6.61cm"/>
    </style:style>
    <style:style style:name="pr10" style:family="presentation" style:parent-style-name="harmaa2-times-outline1">
      <style:graphic-properties fo:min-height="14.328cm"/>
    </style:style>
    <style:style style:name="pr11" style:family="presentation" style:parent-style-name="harmaa2-times-outline1">
      <style:graphic-properties fo:min-height="12.423cm"/>
    </style:style>
    <style:style style:name="pr12" style:family="presentation" style:parent-style-name="harmaa2-times-outline1" style:list-style-name="L4">
      <style:graphic-properties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8pt" style:font-size-asian="28pt" style:font-size-complex="28pt"/>
    </style:style>
    <style:style style:name="P7" style:family="paragraph">
      <style:paragraph-properties fo:margin-top="0cm" fo:margin-bottom="0.254cm">
        <style:tab-stops/>
      </style:paragraph-properties>
    </style:style>
    <style:style style:name="P8" style:family="paragraph">
      <style:paragraph-properties fo:margin-top="0cm" fo:margin-bottom="0.254cm" fo:text-align="center">
        <style:tab-stops/>
      </style:paragraph-properties>
    </style:style>
    <style:style style:name="P9" style:family="paragraph">
      <style:paragraph-properties fo:margin-top="0cm" fo:margin-bottom="0.254cm">
        <style:tab-stops/>
      </style:paragraph-properties>
      <style:text-properties fo:font-size="24pt" style:font-size-asian="24pt" style:font-size-complex="24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font-family="'Courier New'" style:font-family-generic="modern" style:font-pitch="fixed" fo:font-size="22pt" style:font-size-asian="22pt" style:font-size-complex="22pt"/>
    </style:style>
    <style:style style:name="P12" style:family="paragraph">
      <style:text-properties fo:font-family="'Courier New'" style:font-family-generic="modern" style:font-pitch="fixed" fo:font-size="18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0084d1" fo:font-size="28pt" style:font-size-asian="28pt" style:font-size-complex="28pt"/>
    </style:style>
    <style:style style:name="T3" style:family="text">
      <style:text-properties fo:font-family="'Courier New'" style:font-family-generic="modern" style:font-pitch="fixed" fo:font-size="28pt" style:font-size-asian="28pt" style:font-size-complex="2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6pt" fo:font-style="italic" style:font-size-asian="6pt" style:font-style-asian="italic" style:font-size-complex="6pt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family="'Courier New'" style:font-family-generic="modern" style:font-pitch="fixed" fo:font-size="24pt" style:font-size-asian="24pt" style:font-size-complex="24pt"/>
    </style:style>
    <style:style style:name="T8" style:family="text">
      <style:text-properties fo:font-family="'Courier New'" style:font-family-generic="modern" style:font-pitch="fixed" fo:font-size="20pt" style:font-size-asian="20pt" style:font-size-complex="20pt"/>
    </style:style>
    <style:style style:name="T9" style:family="text">
      <style:text-properties fo:font-family="'Courier New'" style:font-family-generic="modern" style:font-pitch="fixed" fo:font-size="22pt" style:font-size-asian="22pt" style:font-size-complex="22pt"/>
    </style:style>
    <style:style style:name="T10" style:family="text">
      <style:text-properties fo:font-family="'Courier New'" style:font-family-generic="modern" style:font-pitch="fixed" fo:font-size="18pt" style:font-size-asian="18pt" style:font-size-complex="18pt"/>
    </style:style>
    <style:style style:name="T11" style:family="text">
      <style:text-properties fo:color="#ff0000" fo:font-family="'Courier New'" style:font-family-generic="modern" style:font-pitch="fixed" fo:font-size="18pt" style:font-size-asian="18pt" style:font-size-complex="18pt"/>
    </style:style>
    <style:style style:name="T12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cccc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cccc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cccc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cccc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cccc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cccc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cccc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cccc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cccccc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 text:space-before="0.3cm" text:min-label-width="0.9cm"/>
        <style:text-properties fo:color="#cccccc" fo:font-size="45%"/>
      </text:list-level-style-number>
      <text:list-level-style-number text:level="2" style:num-format="">
        <style:list-level-properties text:space-before="1.6cm" text:min-label-width="0.8cm"/>
        <style:text-properties fo:color="#cccccc" fo:font-size="45%"/>
      </text:list-level-style-number>
      <text:list-level-style-number text:level="3" style:num-format="">
        <style:list-level-properties text:space-before="3cm" text:min-label-width="0.6cm"/>
        <style:text-properties fo:color="#cccccc" fo:font-size="45%"/>
      </text:list-level-style-number>
      <text:list-level-style-number text:level="4" style:num-format="">
        <style:list-level-properties text:space-before="4.2cm" text:min-label-width="0.6cm"/>
        <style:text-properties fo:color="#cccccc" fo:font-size="45%"/>
      </text:list-level-style-number>
      <text:list-level-style-number text:level="5" style:num-format="">
        <style:list-level-properties text:space-before="5.4cm" text:min-label-width="0.6cm"/>
        <style:text-properties fo:color="#cccccc" fo:font-size="45%"/>
      </text:list-level-style-number>
      <text:list-level-style-number text:level="6" style:num-format="">
        <style:list-level-properties text:space-before="6.6cm" text:min-label-width="0.6cm"/>
        <style:text-properties fo:color="#cccccc" fo:font-size="45%"/>
      </text:list-level-style-number>
      <text:list-level-style-number text:level="7" style:num-format="">
        <style:list-level-properties text:space-before="7.8cm" text:min-label-width="0.6cm"/>
        <style:text-properties fo:color="#cccccc" fo:font-size="45%"/>
      </text:list-level-style-number>
      <text:list-level-style-number text:level="8" style:num-format="">
        <style:list-level-properties text:space-before="9cm" text:min-label-width="0.6cm"/>
        <style:text-properties fo:color="#cccccc" fo:font-size="45%"/>
      </text:list-level-style-number>
      <text:list-level-style-number text:level="9" style:num-format="">
        <style:list-level-properties text:space-before="10.2cm" text:min-label-width="0.6cm"/>
        <style:text-properties fo:color="#cccccc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harmaa2-time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Improve Your Apps Through<text:line-break/>Unit Testing</text:p>
          </draw:text-box>
        </draw:frame>
        <draw:frame presentation:style-name="pr2" draw:text-style-name="P2" draw:layer="layout" svg:width="25.27cm" svg:height="12.423cm" svg:x="1.4cm" svg:y="6.35cm" presentation:class="outline" presentation:user-transformed="true">
          <draw:text-box>
            <text:list text:style-name="L2">
              <text:list-item>
                <text:p text:style-name="P1"><text:span text:style-name="T1">ColdFusion 10 Developer Week 2012</text:span></text:p>
              </text:list-item>
            </text:list>
            <text:list text:style-name="L3">
              <text:list-item>
                <text:list>
                  <text:list-item>
                    <text:p><text:span text:style-name="T1">Tuesday, June 5, 2012, 11:00 AM Pacific</text:span></text:p>
                  </text:list-item>
                </text:list>
              </text:list-item>
            </text:list>
            <text:list text:style-name="L2">
              <text:list-item>
                <text:p text:style-name="P1"><text:span text:style-name="T1">Jamie Krug</text:span></text:p>
              </text:list-item>
            </text:list>
            <text:list text:style-name="L3">
              <text:list-item>
                <text:list>
                  <text:list-item>
                    <text:p><text:span text:style-name="T2"><text:a xlink:href="http://jamiekrug.com/blog">http://jamiekrug.com/blog</text:a></text:span></text:p>
                  </text:list-item>
                  <text:list-item>
                    <text:p><text:span text:style-name="T2"><text:a xlink:href="http://gplus.to/jamiekrug">http://gplus.to/jamiekrug</text:a></text:span></text:p>
                  </text:list-item>
                  <text:list-item>
                    <text:p><text:span text:style-name="T2"><text:a xlink:href="http://twitter.com/jamiekrug">http://twitter.com/jamiekrug</text:a></text:span></text:p>
                  </text:list-item>
                  <text:list-item>
                    <text:p><text:span text:style-name="T2"><text:a xlink:href="https://github.com/jamiekrug">https://github.com/jamiekrug</text:a></text:span></text:p>
                  </text:list-item>
                </text:list>
              </text:list-item>
            </text:list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-times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What Is Unit Testing?</text:span></text:p>
              </text:list-item>
              <text:list-item>
                <text:p><text:span text:style-name="T1">Why Unit Testing?</text:span></text:p>
              </text:list-item>
              <text:list-item>
                <text:p><text:span text:style-name="T1">MXUnit Testing Framework</text:span></text:p>
              </text:list-item>
              <text:list-item>
                <text:p><text:span text:style-name="T1">MXUnit Eclipse Plugin</text:span></text:p>
              </text:list-item>
              <text:list-item>
                <text:p><text:span text:style-name="T1">Test Cases, Assertions, Test Driven Development (TDD)</text:span></text:p>
              </text:list-item>
              <text:list-item>
                <text:p><text:span text:style-name="T1">Debugging and Other Real World Examples</text:span></text:p>
              </text:list-item>
              <text:list-item>
                <text:p><text:span text:style-name="T1">Advanced Topics, What's Next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-times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Unit Testing?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Testing individual units of code</text:span></text:p>
              </text:list-item>
            </text:list>
            <text:list text:style-name="L3">
              <text:list-item>
                <text:list>
                  <text:list-item>
                    <text:p><text:span text:style-name="T1">In CF, a unit is generally a CFC or Interface</text:span></text:p>
                  </text:list-item>
                </text:list>
              </text:list-item>
            </text:list>
            <text:list text:style-name="L2">
              <text:list-item>
                <text:p><text:span text:style-name="T1">Test cases ensure code behaves as intended</text:span></text:p>
              </text:list-item>
              <text:list-item>
                <text:p><text:span text:style-name="T1">Test cases are run in isolation</text:span></text:p>
              </text:list-item>
              <text:list-item>
                <text:p><text:span text:style-name="T1">Unit testing is NOT integration test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-times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Unit Testing?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Facilitate refactoring</text:span></text:p>
              </text:list-item>
            </text:list>
            <text:list text:style-name="L3">
              <text:list-item>
                <text:list>
                  <text:list-item>
                    <text:p><text:span text:style-name="T1">Repeatable tests == freedom!</text:span></text:p>
                  </text:list-item>
                </text:list>
              </text:list-item>
            </text:list>
            <text:list text:style-name="L2">
              <text:list-item>
                <text:p><text:span text:style-name="T1">Simplify integration testing</text:span></text:p>
              </text:list-item>
            </text:list>
            <text:list text:style-name="L3">
              <text:list-item>
                <text:list>
                  <text:list-item>
                    <text:p><text:span text:style-name="T1">Easier when the ”parts” are already tested</text:span></text:p>
                  </text:list-item>
                </text:list>
              </text:list-item>
            </text:list>
            <text:list text:style-name="L2">
              <text:list-item>
                <text:p><text:span text:style-name="T1">Application Design &amp; Documentation</text:span></text:p>
              </text:list-item>
            </text:list>
            <text:list text:style-name="L3">
              <text:list-item>
                <text:list>
                  <text:list-item>
                    <text:p><text:span text:style-name="T1">Built-in, maintained and always curren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-times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XUnit Unit Testing Framework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Modeled after other xUnit frameworks (e.g., Junit)</text:span></text:p>
              </text:list-item>
              <text:list-item>
                <text:p><text:span text:style-name="T1">Conveniences for writing and running unit tests</text:span></text:p>
              </text:list-item>
            </text:list>
            <text:list text:style-name="L3">
              <text:list-item>
                <text:list>
                  <text:list-item>
                    <text:p><text:span text:style-name="T1">Assertions, test cases, test suites</text:span></text:p>
                  </text:list-item>
                  <text:list-item>
                    <text:p><text:span text:style-name="T1">Test runners: HTML, Eclipse, directory runner</text:span></text:p>
                  </text:list-item>
                  <text:list-item>
                    <text:p><text:span text:style-name="T1">Results output: XML, HTML, JUnit reports, etc.</text:span></text:p>
                  </text:list-item>
                  <text:list-item>
                    <text:p><text:span text:style-name="T1">Test private methods</text:span></text:p>
                  </text:list-item>
                  <text:list-item>
                    <text:p><text:span text:style-name="T1">Data providers</text:span></text:p>
                  </text:list-item>
                  <text:list-item>
                    <text:p><text:span text:style-name="T1">Mocking and stubb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-times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XUnit Framework Installation</text:p>
          </draw:text-box>
        </draw:frame>
        <draw:frame presentation:style-name="pr7" draw:text-style-name="P4" draw:layer="layout" svg:width="25.199cm" svg:height="6.61cm" svg:x="1.4cm" svg:y="4.914cm" presentation:class="outline">
          <draw:text-box>
            <text:list text:style-name="L4">
              <text:list-item>
                <text:p><text:span text:style-name="T1">Download MXUnit: </text:span><text:span text:style-name="T2"><text:a xlink:href="http://mxunit.org/download.cfm">http://mxunit.org/download.cfm</text:a></text:span></text:p>
              </text:list-item>
              <text:list-item>
                <text:p><text:span text:style-name="T1">Unzip into Web root:</text:span><text:span text:style-name="T1"><text:line-break/></text:span><text:span text:style-name="T3">{webroot}/mxunit</text:span></text:p>
              </text:list-item>
              <text:list-item>
                <text:p><text:span text:style-name="T1">Test the install:</text:span><text:span text:style-name="T1"><text:line-break/></text:span><text:span text:style-name="T3">http://host[:port]/mxunit/index.cfm</text:span></text:p>
              </text:list-item>
            </text:list>
          </draw:text-box>
        </draw:frame>
        <draw:frame presentation:style-name="pr8" draw:text-style-name="P6" draw:layer="layout" svg:width="25.199cm" svg:height="1.094cm" svg:x="1.424cm" svg:y="13.011cm" presentation:class="outline" presentation:user-transformed="true">
          <draw:text-box>
            <text:p text:style-name="P5"><text:span text:style-name="T1">DEMO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-times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XUnit Eclipse Plugin</text:p>
          </draw:text-box>
        </draw:frame>
        <draw:frame presentation:style-name="pr9" draw:text-style-name="P4" draw:layer="layout" svg:width="25.199cm" svg:height="9.797cm" svg:x="1.4cm" svg:y="4.914cm" presentation:class="outline" presentation:user-transformed="true">
          <draw:text-box>
            <text:p><text:span text:style-name="T4">Use standard Eclipse plugin install/update process.</text:span></text:p>
            <text:p><text:span text:style-name="T5"/></text:p>
            <text:list text:style-name="L2">
              <text:list-item>
                <text:p><text:span text:style-name="T1">Eclipse Update URL: http://mxunit.org/update</text:span></text:p>
              </text:list-item>
              <text:list-item>
                <text:p><text:span text:style-name="T1">Global settings: Window &gt; Preferences &gt; MXUnit</text:span></text:p>
              </text:list-item>
              <text:list-item>
                <text:p><text:span text:style-name="T1">Project settings: Project &gt; Properties &gt; MXUnit Properties</text:span></text:p>
              </text:list-item>
            </text:list>
            <text:p><text:span text:style-name="T1"/></text:p>
            <text:p text:style-name="P5"><text:span text:style-name="T1">DEMO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-times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tomy of a Test Case</text:p>
          </draw:text-box>
        </draw:frame>
        <draw:frame presentation:style-name="pr10" draw:text-style-name="P9" draw:layer="layout" svg:width="25.199cm" svg:height="14.328cm" svg:x="1.4cm" svg:y="4.445cm" presentation:class="outline" presentation:user-transformed="true">
          <draw:text-box>
            <text:list text:style-name="L2">
              <text:list-item>
                <text:p text:style-name="P7"><text:span text:style-name="T6">The file is a component (a .cfc file).</text:span></text:p>
              </text:list-item>
              <text:list-item>
                <text:p text:style-name="P7"><text:span text:style-name="T6">The file name starts or ends with "Test."</text:span></text:p>
              </text:list-item>
              <text:list-item>
                <text:p text:style-name="P7"><text:span text:style-name="T6">The component extends </text:span><text:span text:style-name="T7">mxunit.framework.TestCase</text:span><text:span text:style-name="T6">.</text:span></text:p>
              </text:list-item>
              <text:list-item>
                <text:p text:style-name="P7"><text:span text:style-name="T6">All public methods will be run as tests (regardless of their names).</text:span></text:p>
              </text:list-item>
              <text:list-item>
                <text:p text:style-name="P7"><text:span text:style-name="T7">setUp()</text:span><text:span text:style-name="T6"> will run prior to each and every test.</text:span></text:p>
              </text:list-item>
              <text:list-item>
                <text:p text:style-name="P7"><text:span text:style-name="T7">tearDown()</text:span><text:span text:style-name="T6"> will run after to each and every test.</text:span></text:p>
              </text:list-item>
              <text:list-item>
                <text:p text:style-name="P7"><text:span text:style-name="T7">beforeTests()</text:span><text:span text:style-name="T6"> will run once before any tests are run.</text:span></text:p>
              </text:list-item>
              <text:list-item>
                <text:p text:style-name="P7"><text:span text:style-name="T7">afterTests()</text:span><text:span text:style-name="T6"> will run once after all tests have run.</text:span></text:p>
              </text:list-item>
              <text:list-item>
                <text:p text:style-name="P7"><text:span text:style-name="T6">Private methods are not considered tests (not run by MXUnit).</text:span></text:p>
              </text:list-item>
            </text:list>
            <text:p text:style-name="P8"><text:span text:style-name="T6"><text:line-break/></text:span><text:span text:style-name="T6">EXAMPLE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-times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sertions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MXUnit base assertions</text:span></text:p>
              </text:list-item>
            </text:list>
            <text:list text:style-name="L3">
              <text:list-item>
                <text:list>
                  <text:list-item>
                    <text:p><text:span text:style-name="T8">assertTrue( boolean condition )</text:span></text:p>
                  </text:list-item>
                  <text:list-item>
                    <text:p><text:span text:style-name="T8">assertEquals( any expected, any actual )</text:span></text:p>
                  </text:list-item>
                  <text:list-item>
                    <text:p><text:span text:style-name="T8">assertSame( any obj1, any obj2 )</text:span></text:p>
                  </text:list-item>
                </text:list>
              </text:list-item>
            </text:list>
            <text:list text:style-name="L2">
              <text:list-item>
                <text:p><text:span text:style-name="T1">MXUnit assertion extensions</text:span></text:p>
              </text:list-item>
            </text:list>
            <text:list text:style-name="L3">
              <text:list-item>
                <text:list>
                  <text:list-item>
                    <text:p><text:span text:style-name="T1">e.g., </text:span><text:span text:style-name="T8">assertIsTypeOf( component obj, string type )</text:span></text:p>
                  </text:list-item>
                </text:list>
              </text:list-item>
            </text:list>
            <text:list text:style-name="L2">
              <text:list-item>
                <text:p><text:span text:style-name="T1">Custom assertions</text:span></text:p>
              </text:list-item>
              <text:list-item>
                <text:p><text:span text:style-name="T1">Assertion patter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-times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About <text:line-break/>Test Driven Development (TDD)?</text:p>
          </draw:text-box>
        </draw:frame>
        <draw:frame presentation:style-name="pr11" draw:text-style-name="P4" draw:layer="layout" svg:width="25.199cm" svg:height="12.423cm" svg:x="1.4cm" svg:y="6.35cm" presentation:class="outline" presentation:user-transformed="true">
          <draw:text-box>
            <text:list text:style-name="L2">
              <text:list-item>
                <text:p><text:span text:style-name="T1">Write a failing test.</text:span></text:p>
              </text:list-item>
            </text:list>
            <text:list text:style-name="L3">
              <text:list-item>
                <text:list>
                  <text:list-item>
                    <text:p><text:span text:style-name="T1">This defines desired improvement or new function.</text:span></text:p>
                  </text:list-item>
                </text:list>
              </text:list-item>
            </text:list>
            <text:list text:style-name="L2">
              <text:list-item>
                <text:p><text:span text:style-name="T1">Write code to pass the test.</text:span></text:p>
              </text:list-item>
              <text:list-item>
                <text:p><text:span text:style-name="T1">Refactor the new code to reasonable standards.</text:span></text:p>
                <text:p><text:span text:style-name="T1"/></text:p>
              </text:list-item>
            </text:list>
            <text:p text:style-name="P5"><text:span text:style-name="T1">DEMO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-times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ewing Debug Output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Use </text:span><text:span text:style-name="T7">debug()</text:span><text:span text:style-name="T6"> wherever you would normally use </text:span><text:span text:style-name="T7">cfdump</text:span><text:span text:style-name="T6"> or </text:span><text:span text:style-name="T7">writeDump()</text:span><text:span text:style-name="T6">.</text:span></text:p>
              </text:list-item>
              <text:list-item>
                <text:p><text:span text:style-name="T7">cfdump/writeDump()</text:span><text:span text:style-name="T6"> or </text:span><text:span text:style-name="T7">cfoutput/writeOutput()</text:span><text:span text:style-name="T6"> will show up in test output, but if your test fails or errors, the output will now show up.</text:span></text:p>
              </text:list-item>
              <text:list-item>
                <text:p><text:span text:style-name="T6">You can also use </text:span><text:span text:style-name="T7">request.debug()</text:span><text:span text:style-name="T6"> to see variables in your component under test.</text:span></text:p>
              </text:list-item>
            </text:list>
            <text:p><text:span text:style-name="T6"/></text:p>
            <text:p text:style-name="P5"><text:span text:style-name="T1">DEMO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-times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 Private Methods</text:p>
          </draw:text-box>
        </draw:frame>
        <draw:frame presentation:style-name="pr5" draw:text-style-name="P11" draw:layer="layout" svg:width="25.199cm" svg:height="13.859cm" svg:x="1.4cm" svg:y="4.914cm" presentation:class="outline" presentation:user-transformed="true">
          <draw:text-box>
            <text:p text:style-name="P10"><text:span text:style-name="T9">component extends="mxunit.framework.TestCase"</text:span></text:p>
            <text:p text:style-name="P10"><text:span text:style-name="T9">{</text:span></text:p>
            <text:p text:style-name="P10"><text:span text:style-name="T9"/></text:p>
            <text:p text:style-name="P10"><text:span text:style-name="T9"><text:s text:c="4"/></text:span><text:span text:style-name="T9">function testSomePrivateDefaultBehavior()</text:span></text:p>
            <text:p text:style-name="P10"><text:span text:style-name="T9"><text:s text:c="4"/></text:span><text:span text:style-name="T9">{</text:span></text:p>
            <text:p text:style-name="P10"><text:span text:style-name="T9"><text:s text:c="8"/></text:span><text:span text:style-name="T9">var myObj = new Something();</text:span></text:p>
            <text:p text:style-name="P10"><text:span text:style-name="T9"/></text:p>
            <text:p text:style-name="P10"><text:span text:style-name="T9"><text:s text:c="8"/></text:span><text:span text:style-name="T9">makePublic( myObj, "somePrivate" );</text:span></text:p>
            <text:p text:style-name="P10"><text:span text:style-name="T9"/></text:p>
            <text:p text:style-name="P10"><text:span text:style-name="T9"><text:s text:c="8"/></text:span><text:span text:style-name="T9">var result = myObj.somePrivate( "blah" );</text:span></text:p>
            <text:p text:style-name="P10"><text:span text:style-name="T9"/></text:p>
            <text:p text:style-name="P10"><text:span text:style-name="T9"><text:s text:c="8"/></text:span><text:span text:style-name="T9">assertEquals( "blah", result );</text:span></text:p>
            <text:p text:style-name="P10"><text:span text:style-name="T9"><text:s text:c="4"/></text:span><text:span text:style-name="T9">}</text:span></text:p>
            <text:p text:style-name="P10"><text:span text:style-name="T9"/></text:p>
            <text:p text:style-name="P10"><text:span text:style-name="T9">}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-times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 Expected Exceptions</text:p>
          </draw:text-box>
        </draw:frame>
        <draw:frame presentation:style-name="pr11" draw:text-style-name="P12" draw:layer="layout" svg:width="25.199cm" svg:height="12.423cm" svg:x="1.4cm" svg:y="6.35cm" presentation:class="outline" presentation:user-transformed="true">
          <draw:text-box>
            <text:p><text:span text:style-name="T10">function foo_shouldFailBecauseExpectedExceptionListNotThrown()</text:span></text:p>
            <text:p><text:span text:style-name="T10"><text:s text:c="4"/></text:span><text:span text:style-name="T11">mxunit:expectedException="Database,MyCustomException"</text:span></text:p>
            <text:p><text:span text:style-name="T10">{</text:span></text:p>
            <text:p><text:span text:style-name="T10"><text:s text:c="4"/></text:span><text:span text:style-name="T10">new Foo().doSomethingToThrowADatabaseOrMyCustomException()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-times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XUnit Data Providers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Data driven testing</text:span></text:p>
              </text:list-item>
              <text:list-item>
                <text:p><text:span text:style-name="T1">Execute tests with a wide variety of input data</text:span></text:p>
              </text:list-item>
              <text:list-item>
                <text:p><text:span text:style-name="T1">Efficient test coverage</text:span></text:p>
              </text:list-item>
              <text:list-item>
                <text:p><text:span text:style-name="T1">Provide data collection reference and MXUnit will iterate over collection and repeat test execution for each item</text:span></text:p>
              </text:list-item>
              <text:list-item>
                <text:p><text:span text:style-name="T1">Accepted data: array, query, list, CSV or Excel file</text:span></text:p>
              </text:list-item>
            </text:list>
            <text:p><text:span text:style-name="T1"/></text:p>
            <text:p text:style-name="P5"><text:span text:style-name="T1">EXAMPLE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-times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XUnit Test Decorators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Change MXUnit's default behavior</text:span></text:p>
              </text:list-item>
              <text:list-item>
                <text:p><text:span text:style-name="T1">Why? E.g.,</text:span></text:p>
              </text:list-item>
            </text:list>
            <text:list text:style-name="L3">
              <text:list-item>
                <text:list>
                  <text:list-item>
                    <text:p><text:span text:style-name="T1">Auto-rollback tests that commit to a database</text:span></text:p>
                  </text:list-item>
                  <text:list-item>
                    <text:p><text:span text:style-name="T1">Selectively run platform-specific tests</text:span></text:p>
                  </text:list-item>
                  <text:list-item>
                    <text:p><text:span text:style-name="T1">Control the sort order in tests</text:span></text:p>
                  </text:list-item>
                  <text:list-item>
                    <text:p><text:span text:style-name="T1">Respond to custom test attributes in decorators</text:span></text:p>
                  </text:list-item>
                </text:list>
              </text:list-item>
            </text:list>
            <text:p><text:span text:style-name="T1"/></text:p>
            <text:p text:style-name="P5"><text:span text:style-name="T1">EXAMPLE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-times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cking and Stubbing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Easily create mock objects to simulate real objects</text:span></text:p>
              </text:list-item>
              <text:list-item>
                <text:p><text:span text:style-name="T1">Easily stub out data returned from a mock</text:span></text:p>
              </text:list-item>
              <text:list-item>
                <text:p><text:span text:style-name="T1">Important tools to isolate units to test from dependencies</text:span></text:p>
              </text:list-item>
            </text:list>
            <text:p><text:span text:style-name="T1"/></text:p>
            <text:p text:style-name="P5"><text:span text:style-name="T1">EXAMPLE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armaa2-times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ing Test Suites</text:p>
          </draw:text-box>
        </draw:frame>
        <draw:frame presentation:style-name="pr5" draw:text-style-name="P12" draw:layer="layout" svg:width="25.199cm" svg:height="13.859cm" svg:x="1.4cm" svg:y="4.914cm" presentation:class="outline">
          <draw:text-box>
            <text:p><text:span text:style-name="T10">testSuite = new mxunit.framework.TestSuite().TestSuite();</text:span></text:p>
            <text:p><text:span text:style-name="T10">testSuite.addAll( 'mxunit.samples.MyComponentTest' );</text:span></text:p>
            <text:p><text:span text:style-name="T10">testSuite.addAll( 'mxunit.samples.MyOtherComponentTest' );</text:span></text:p>
            <text:p><text:span text:style-name="T10">testSuite.add( 'mxunit.samples.YetAnotherComponentTest', </text:span><text:span text:style-name="T10"><text:line-break/></text:span><text:span text:style-name="T10"> <text:s text:c="3"/>'aTestFunction,anotherTestFunction' </text:span><text:span text:style-name="T10"><text:line-break/></text:span><text:span text:style-name="T10">);</text:span></text:p>
            <text:p><text:span text:style-name="T10">results = testSuite.run();</text:span></text:p>
            <text:p><text:span text:style-name="T10">writeOutput( results.getResultsOutput( 'html' ) );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harmaa2-times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Else?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Test driven development (TDD)</text:span></text:p>
              </text:list-item>
              <text:list-item>
                <text:p><text:span text:style-name="T1">Automation (ANT, CI, etc.)</text:span></text:p>
              </text:list-item>
              <text:list-item>
                <text:p><text:span text:style-name="T1">Snippets</text:span></text:p>
              </text:list-item>
              <text:list-item>
                <text:p><text:span text:style-name="T1">Keyboard shortcuts for MXUnit Eclipse plugi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harmaa2-times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Yikes! Where Do I Start?!?</text:p>
          </draw:text-box>
        </draw:frame>
        <draw:frame presentation:style-name="pr12" draw:text-style-name="P4" draw:layer="layout" svg:width="25.199cm" svg:height="13.859cm" svg:x="1.4cm" svg:y="4.914cm" presentation:class="outline">
          <draw:text-box>
            <text:list text:style-name="L4">
              <text:list-item>
                <text:p><text:span text:style-name="T1">Write one test</text:span></text:p>
              </text:list-item>
              <text:list-item>
                <text:p><text:span text:style-name="T1">Write tests for bug fixes and new code</text:span></text:p>
              </text:list-item>
              <text:list-item>
                <text:p><text:span text:style-name="T1">Automate testing</text:span></text:p>
              </text:list-item>
              <text:list-item>
                <text:p><text:span text:style-name="T1">Expand test cover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harmaa2-times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<text:a xlink:href="http://wiki.mxunit.org/">http://wiki.mxunit.org/</text:a></text:span></text:p>
              </text:list-item>
              <text:list-item>
                <text:p><text:span text:style-name="T2"><text:a xlink:href="http://groups.google.com/group/mxunit">http://groups.google.com/group/mxunit</text:a></text:span></text:p>
              </text:list-item>
              <text:list-item>
                <text:p><text:span text:style-name="T2"><text:a xlink:href="http://blog.mxunit.org/">http://blog.mxunit.org/</text:a></text:span></text:p>
              </text:list-item>
              <text:list-item>
                <text:p><text:span text:style-name="T1">Open source projects' tes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harmaa2-time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Questions?</text:p>
          </draw:text-box>
        </draw:frame>
        <draw:frame presentation:style-name="pr2" draw:text-style-name="P2" draw:layer="layout" svg:width="25.27cm" svg:height="12.423cm" svg:x="1.4cm" svg:y="6.35cm" presentation:class="outline" presentation:user-transformed="true">
          <draw:text-box>
            <text:list text:style-name="L2">
              <text:list-item>
                <text:p text:style-name="P1"><text:span text:style-name="T12">Thank you!</text:span><text:span text:style-name="T1"><text:line-break/></text:span><text:span text:style-name="T1"/></text:p>
              </text:list-item>
              <text:list-item>
                <text:p text:style-name="P1"><text:span text:style-name="T1">Jamie Krug</text:span></text:p>
              </text:list-item>
            </text:list>
            <text:list text:style-name="L3">
              <text:list-item>
                <text:list>
                  <text:list-item>
                    <text:p><text:span text:style-name="T2"><text:a xlink:href="http://jamiekrug.com/blog">http://jamiekrug.com/blog</text:a></text:span></text:p>
                  </text:list-item>
                  <text:list-item>
                    <text:p><text:span text:style-name="T2"><text:a xlink:href="http://gplus.to/jamiekrug">http://gplus.to/jamiekrug</text:a></text:span></text:p>
                  </text:list-item>
                  <text:list-item>
                    <text:p><text:span text:style-name="T2"><text:a xlink:href="http://twitter.com/jamiekrug">http://twitter.com/jamiekrug</text:a></text:span></text:p>
                  </text:list-item>
                  <text:list-item>
                    <text:p><text:span text:style-name="T2"><text:a xlink:href="https://github.com/jamiekrug">https://github.com/jamiekrug</text:a></text:span></text:p>
                  </text:list-item>
                </text:list>
              </text:list-item>
            </text:list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6.799999237060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armaa2-times-background" style:family="presentation">
      <style:graphic-properties draw:stroke="none" draw:fill="bitmap" draw:fill-image-name="zen_5f_tausta" draw:fill-image-width="100%" draw:fill-image-height="100%"/>
    </style:style>
    <style:style style:name="harmaa2-times-backgroundobjects" style:family="presentation">
      <style:graphic-properties draw:shadow="hidden" draw:shadow-offset-x="0.3cm" draw:shadow-offset-y="0.3cm" draw:shadow-color="#808080"/>
    </style:style>
    <style:style style:name="harmaa2-times-notes" style:family="presentation">
      <style:graphic-properties draw:stroke="none" draw:fill="none">
        <text:list-style style:name="harmaa2-tim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harmaa2-times-outline1" style:family="presentation">
      <style:graphic-properties draw:stroke="none" draw:fill="none">
        <text:list-style style:name="harmaa2-times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Times New Roman'" style:font-family-generic="roman" style:font-pitch="variable" fo:font-size="28pt" fo:font-style="normal" fo:text-shadow="none" style:text-underline-style="none" fo:font-weight="normal" style:font-family-asian="'HG Mincho Light J'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harmaa2-times-outline2" style:family="presentation" style:parent-style-name="harmaa2-times-outline1">
      <style:paragraph-properties fo:margin-left="2.4cm" fo:margin-right="0cm" fo:margin-top="0cm" fo:margin-bottom="0.4cm" fo:text-indent="-0.8cm"/>
      <style:text-properties fo:color="#e6e6e6" fo:font-family="'Times New Roman'" style:font-family-generic="roman" style:font-pitch="variable" fo:font-size="28pt" style:font-size-asian="28pt" style:font-size-complex="28pt"/>
    </style:style>
    <style:style style:name="harmaa2-times-outline3" style:family="presentation" style:parent-style-name="harmaa2-times-outline2">
      <style:paragraph-properties fo:margin-left="3.6cm" fo:margin-right="0cm" fo:margin-top="0cm" fo:margin-bottom="0.3cm" fo:text-indent="-0.6cm"/>
      <style:text-properties fo:color="#e6e6e6" fo:font-family="'Times New Roman'" style:font-family-generic="roman" style:font-pitch="variable" fo:font-size="24pt" style:font-size-asian="24pt" style:font-size-complex="24pt"/>
    </style:style>
    <style:style style:name="harmaa2-times-outline4" style:family="presentation" style:parent-style-name="harmaa2-times-outline3">
      <style:paragraph-properties fo:margin-left="4.8cm" fo:margin-right="0cm" fo:margin-top="0cm" fo:margin-bottom="0.2cm" fo:text-indent="-0.6cm"/>
      <style:text-properties fo:color="#e6e6e6" fo:font-family="'Times New Roman'" style:font-family-generic="roman" style:font-pitch="variable" fo:font-size="20pt" style:font-size-asian="20pt" style:font-size-complex="20pt"/>
    </style:style>
    <style:style style:name="harmaa2-times-outline5" style:family="presentation" style:parent-style-name="harmaa2-times-outline4">
      <style:paragraph-properties fo:margin-left="6cm" fo:margin-right="0cm" fo:margin-top="0cm" fo:margin-bottom="0.1cm" fo:text-indent="-0.6cm"/>
      <style:text-properties fo:color="#e6e6e6" fo:font-family="'Times New Roman'" style:font-family-generic="roman" style:font-pitch="variable" fo:font-size="20pt" style:font-size-asian="20pt" style:font-size-complex="20pt"/>
    </style:style>
    <style:style style:name="harmaa2-times-outline6" style:family="presentation" style:parent-style-name="harmaa2-times-outline5">
      <style:paragraph-properties fo:margin-left="7.2cm" fo:margin-right="0cm" fo:margin-top="0cm" fo:margin-bottom="0.1cm" fo:text-indent="-0.6cm"/>
      <style:text-properties fo:color="#e6e6e6" fo:font-family="'Times New Roman'" style:font-family-generic="roman" style:font-pitch="variable" fo:font-size="20pt" style:font-size-asian="20pt" style:font-size-complex="20pt"/>
    </style:style>
    <style:style style:name="harmaa2-times-outline7" style:family="presentation" style:parent-style-name="harmaa2-times-outline6">
      <style:paragraph-properties fo:margin-left="8.4cm" fo:margin-right="0cm" fo:margin-top="0cm" fo:margin-bottom="0.1cm" fo:text-indent="-0.6cm"/>
      <style:text-properties fo:color="#e6e6e6" fo:font-family="'Times New Roman'" style:font-family-generic="roman" style:font-pitch="variable" fo:font-size="20pt" style:font-size-asian="20pt" style:font-size-complex="20pt"/>
    </style:style>
    <style:style style:name="harmaa2-times-outline8" style:family="presentation" style:parent-style-name="harmaa2-times-outline7">
      <style:paragraph-properties fo:margin-left="9.6cm" fo:margin-right="0cm" fo:margin-top="0cm" fo:margin-bottom="0.1cm" fo:text-indent="-0.6cm"/>
      <style:text-properties fo:color="#e6e6e6" fo:font-family="'Times New Roman'" style:font-family-generic="roman" style:font-pitch="variable" fo:font-size="20pt" style:font-size-asian="20pt" style:font-size-complex="20pt"/>
    </style:style>
    <style:style style:name="harmaa2-times-outline9" style:family="presentation" style:parent-style-name="harmaa2-times-outline8">
      <style:paragraph-properties fo:margin-left="10.8cm" fo:margin-right="0cm" fo:margin-top="0cm" fo:margin-bottom="0.1cm" fo:text-indent="-0.6cm"/>
      <style:text-properties fo:color="#e6e6e6" fo:font-family="'Times New Roman'" style:font-family-generic="roman" style:font-pitch="variable" fo:font-size="20pt" style:font-size-asian="20pt" style:font-size-complex="20pt"/>
    </style:style>
    <style:style style:name="harmaa2-times-subtitle" style:family="presentation">
      <style:graphic-properties draw:stroke="none" draw:fill="none" draw:textarea-vertical-align="middle">
        <text:list-style style:name="harmaa2-tim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mes-title" style:family="presentation">
      <style:graphic-properties draw:stroke="none" draw:fill="none" draw:textarea-vertical-align="middle">
        <text:list-style style:name="harmaa2-tim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Times New Roman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zen_5f_tausta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harmaa2-times-title">
      <style:graphic-properties draw:fill-color="#ffffff" draw:auto-grow-height="false" fo:min-height="3.507cm"/>
    </style:style>
    <style:style style:name="Mpr11" style:family="presentation" style:parent-style-name="harmaa2-times-outline1">
      <style:graphic-properties draw:fill-color="#ffffff" draw:auto-grow-height="false" fo:min-height="13.86cm"/>
    </style:style>
    <style:style style:name="Mpr12" style:family="presentation" style:parent-style-name="harmaa2-times-backgroundobjects">
      <style:graphic-properties draw:stroke="none" draw:fill="none" draw:fill-color="#ffffff" draw:auto-grow-height="false" fo:min-height="1.449cm"/>
    </style:style>
    <style:style style:name="Mpr13" style:family="presentation" style:parent-style-name="harmaa2-times-backgroundobjects">
      <style:graphic-properties draw:stroke="none" draw:fill="none" draw:fill-color="#ffffff" draw:auto-grow-height="false" fo:min-height="1.485cm"/>
    </style:style>
    <style:style style:name="Mpr14" style:family="presentation" style:parent-style-name="harmaa2-tim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7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17" draw:layer="backgroundobjects" svg:width="6.523cm" svg:height="1.448cm" svg:x="20.076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79cm" svg:height="11.136cm" svg:x="3.703cm" svg:y="2.256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8" draw:text-style-name="MP15" draw:layer="backgroundobjects" svg:width="9.108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7" draw:layer="backgroundobjects" svg:width="9.108cm" svg:height="1.484cm" svg:x="11.879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15" draw:layer="backgroundobjects" svg:width="9.108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7" draw:layer="backgroundobjects" svg:width="9.108cm" svg:height="1.484cm" svg:x="11.879cm" svg:y="28.215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harmaa2-times" style:page-layout-name="PM1" draw:style-name="Mdp2">
      <draw:frame presentation:style-name="Mpr10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11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12" draw:text-style-name="MP14" draw:layer="backgroundobjects" svg:width="8.875cm" svg:height="0.5cm" svg:x="0.5cm" svg:y="20.5cm" presentation:class="footer">
        <draw:text-box>
          <text:p text:style-name="MP14"><text:span text:style-name="MT2"><presentation:footer/></text:span></text:p>
        </draw:text-box>
      </draw:frame>
      <draw:frame presentation:style-name="Mpr12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mes-title" draw:layer="backgroundobjects" svg:width="14.848cm" svg:height="11.135cm" svg:x="3.07cm" svg:y="2.257cm" presentation:class="page"/>
        <draw:frame presentation:style-name="harmaa2-times-notes" draw:layer="backgroundobjects" svg:width="16.79cm" svg:height="13.364cm" svg:x="2.098cm" svg:y="14.107cm" presentation:class="notes" presentation:placeholder="true">
          <draw:text-box/>
        </draw:frame>
        <draw:frame presentation:style-name="Mpr13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1-09-05T13:59:01</meta:creation-date>
    <dc:language>fi-FI</dc:language>
    <meta:editing-cycles>87</meta:editing-cycles>
    <meta:editing-duration>P3DT1H6M20S</meta:editing-duration>
    <meta:initial-creator>Jamie Krug</meta:initial-creator>
    <dc:date>2012-06-05T07:42:32</dc:date>
    <meta:document-statistic meta:object-count="13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Orange.otp"/>
  </office:meta>
</office:document-meta>
</file>